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fo:font-size="16pt" officeooo:rsid="0005170e" officeooo:paragraph-rsid="0005170e" style:font-size-asian="14pt" style:font-size-complex="16pt"/>
    </style:style>
    <style:style style:name="P2" style:family="paragraph" style:parent-style-name="Standard">
      <style:paragraph-properties>
        <style:tab-stops>
          <style:tab-stop style:position="2.91cm"/>
        </style:tab-stops>
      </style:paragraph-properties>
      <style:text-properties fo:font-size="16pt" officeooo:rsid="0005170e" officeooo:paragraph-rsid="0005170e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feteria Alura</text:p>
      <text:p text:style-name="P1"/>
      <text:p text:style-name="P1">A Cafeteria Alura localiza-se no shopping Alura, na região sul da cidade Alura.</text:p>
      <text:p text:style-name="P1">Com uma vasta variedade de cafés, frapuccinos, bolos e salgados caseiros a nossa loja oferece não só um café, mas uma experiência.</text:p>
      <text:p text:style-name="P1">A Cafeteria Alura trás uma nova forma de atendimento, mais confortável e prática, por meio de totens eletrônicos e tablets nas mesas e uma equipe altamente treinada <text:s/>para melhor entrega dos produto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8T08:05:42.223834221</meta:creation-date>
    <dc:date>2022-08-08T08:14:54.561801714</dc:date>
    <meta:editing-duration>PT9M12S</meta:editing-duration>
    <meta:editing-cycles>1</meta:editing-cycles>
    <meta:document-statistic meta:table-count="0" meta:image-count="0" meta:object-count="0" meta:page-count="1" meta:paragraph-count="4" meta:word-count="69" meta:character-count="423" meta:non-whitespace-character-count="357"/>
    <meta:generator>LibreOffice/5.1.6.2$Linux_X86_64 LibreOffice_project/10m0$Build-2</meta:generator>
  </office:meta>
</office:document-meta>
</file>